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officeooo:rsid="00002c34" officeooo:paragraph-rsid="00002c34" style:font-weight-asian="bold" style:font-weight-complex="bold"/>
    </style:style>
    <style:style style:name="P2" style:family="paragraph" style:parent-style-name="Standard">
      <style:paragraph-properties fo:text-align="start" style:justify-single-word="false"/>
      <style:text-properties fo:font-weight="normal" officeooo:rsid="00002c34" officeooo:paragraph-rsid="00002c34" style:font-weight-asian="normal" style:font-weight-complex="normal"/>
    </style:style>
    <style:style style:name="P3" style:family="paragraph" style:parent-style-name="Standard">
      <style:paragraph-properties fo:text-align="start" style:justify-single-word="false"/>
      <style:text-properties fo:font-weight="normal" officeooo:rsid="00002c34" officeooo:paragraph-rsid="000af0c0" style:font-weight-asian="normal" style:font-weight-complex="normal"/>
    </style:style>
    <style:style style:name="P4" style:family="paragraph" style:parent-style-name="Standard">
      <style:paragraph-properties fo:text-align="end" style:justify-single-word="false"/>
      <style:text-properties fo:font-weight="normal" officeooo:rsid="00002c34" officeooo:paragraph-rsid="000af0c0" style:font-weight-asian="normal" style:font-weight-complex="normal"/>
    </style:style>
    <style:style style:name="P5" style:family="paragraph" style:parent-style-name="Standard">
      <style:paragraph-properties fo:text-align="start" style:justify-single-word="false"/>
      <style:text-properties fo:font-weight="normal" officeooo:rsid="000141b4" officeooo:paragraph-rsid="00033638" style:font-weight-asian="normal" style:font-weight-complex="normal"/>
    </style:style>
    <style:style style:name="P6" style:family="paragraph" style:parent-style-name="Standard">
      <style:paragraph-properties fo:text-align="start" style:justify-single-word="false"/>
      <style:text-properties fo:font-weight="normal" officeooo:rsid="000141b4" officeooo:paragraph-rsid="000484c0" style:font-weight-asian="normal" style:font-weight-complex="normal"/>
    </style:style>
    <style:style style:name="P7" style:family="paragraph" style:parent-style-name="Standard">
      <style:paragraph-properties fo:text-align="start" style:justify-single-word="false"/>
      <style:text-properties fo:font-weight="normal" officeooo:rsid="00002c34" officeooo:paragraph-rsid="0011ce86" style:font-weight-asian="normal" style:font-weight-complex="normal"/>
    </style:style>
    <style:style style:name="P8" style:family="paragraph" style:parent-style-name="Standard">
      <style:paragraph-properties fo:text-align="start" style:justify-single-word="false"/>
      <style:text-properties fo:font-weight="normal" officeooo:rsid="00002c34" officeooo:paragraph-rsid="0015d2fb" style:font-weight-asian="normal" style:font-weight-complex="normal"/>
    </style:style>
    <style:style style:name="P9" style:family="paragraph" style:parent-style-name="Standard">
      <style:paragraph-properties fo:text-align="start" style:justify-single-word="false"/>
      <style:text-properties fo:font-weight="normal" officeooo:rsid="00002c34" officeooo:paragraph-rsid="00172d56" style:font-weight-asian="normal" style:font-weight-complex="normal"/>
    </style:style>
    <style:style style:name="P10" style:family="paragraph" style:parent-style-name="Standard">
      <style:paragraph-properties fo:text-align="start" style:justify-single-word="false"/>
      <style:text-properties fo:font-weight="normal" officeooo:rsid="00002c34" officeooo:paragraph-rsid="001819e7" style:font-weight-asian="normal" style:font-weight-complex="normal"/>
    </style:style>
    <style:style style:name="T1" style:family="text">
      <style:text-properties officeooo:rsid="000141b4"/>
    </style:style>
    <style:style style:name="T2" style:family="text">
      <style:text-properties officeooo:rsid="000631cc"/>
    </style:style>
    <style:style style:name="T3" style:family="text">
      <style:text-properties officeooo:rsid="000af0c0"/>
    </style:style>
    <style:style style:name="T4" style:family="text">
      <style:text-properties officeooo:rsid="000d42d7"/>
    </style:style>
    <style:style style:name="T5" style:family="text">
      <style:text-properties officeooo:rsid="000e5eb1"/>
    </style:style>
    <style:style style:name="T6" style:family="text">
      <style:text-properties officeooo:rsid="0011ce86"/>
    </style:style>
    <style:style style:name="T7" style:family="text">
      <style:text-properties officeooo:rsid="001365ab"/>
    </style:style>
    <style:style style:name="T8" style:family="text">
      <style:text-properties officeooo:rsid="0014685a"/>
    </style:style>
    <style:style style:name="T9" style:family="text">
      <style:text-properties officeooo:rsid="0015d2fb"/>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biography</text:p>
      <text:p text:style-name="P2">Personal Data:</text:p>
      <text:p text:style-name="P2"><text:tab/>Name: Kadyr</text:p>
      <text:p text:style-name="P2"><text:tab/>Surname: Momunaliev</text:p>
      <text:p text:style-name="P2"><text:tab/>Date of birth: 06/08/1985</text:p>
      <text:p text:style-name="P2"><text:tab/>Sex: male</text:p>
      <text:p text:style-name="P2"><text:tab/>Citizenship: Kyrgyz Republic</text:p>
      <text:p text:style-name="P2"><text:tab/>Nationality: Kyrgyz</text:p>
      <text:p text:style-name="P2"/>
      <text:p text:style-name="P2"/>
      <text:p text:style-name="P7"><text:tab/>I was born in the former Soviet Socialist Kyrgyz Republic. <text:span text:style-name="T6">Later</text:span> <text:span text:style-name="T6">it</text:span> was renamed to Kyrgyz Republic or simply Kyrgyzstan. <text:span text:style-name="T6">I obtained </text:span>primary education <text:span text:style-name="T7">partially in </text:span>kindergarten (reading, counting) <text:span text:style-name="T6">and partially in the first 5 years of secondary school</text:span>. <text:span text:style-name="T1">The language of education was Russian, whilst Kyrgyz as a mother tongue was mainly used in the family. </text:span></text:p>
      <text:p text:style-name="P5"><text:tab/>My farther <text:span text:style-name="T7">is</text:span> a teacher of physics, and mother a doctor, therapist. I have two siblings: elder brother and younger sister. <text:span text:style-name="T7">I fulfilled my </text:span>secondary education in Novopavlovka’s Secondary School #2, which <text:span text:style-name="T7">is near to </text:span>the capital city, Bishkek. <text:span text:style-name="T7">In secondary school I performed well in studing natural sciences</text:span>. </text:p>
      <text:p text:style-name="P6"><text:tab/><text:span text:style-name="T7">I</text:span>n 2003 I passed the Common Republic Examination with a score letting me to be enrolled in Kyrgyzstan-Turkey Manas University where I chose computer engineering major to study. </text:p>
      <text:p text:style-name="P6"><text:tab/><text:span text:style-name="T7">During the study in the university apart from</text:span> <text:span text:style-name="T9">the </text:span>learn<text:span text:style-name="T9">ing</text:span> Turkish and <text:span text:style-name="T7">empowering literate</text:span> Kyrgyz, I obtain<text:span text:style-name="T7">ed</text:span> deeper knowledge on programming languages, <text:span text:style-name="T8">English, and all the rest curricular of computer engineering</text:span>. <text:span text:style-name="T7">My bachelor thesis was concerned with <text:s/>a </text:span>Turkish-Kyrgyz machine translation system. </text:p>
      <text:p text:style-name="P8"><text:tab/><text:span text:style-name="T2">After graduation from the university in 2010 I started my career in academic field. I was accepted to the master program of the same university, Natural Sciences Graduate School, and at the same time hired as a research fellow. I researched creation of dictionary databases for StarDict open source dictionary. Then I started to apply similar method for encyclopedias. At the end of my master schooling I had a StarDict distrubition package with databases of Kyrgyz-Turkish (and vice versa) dictionaries by Sagynbaeva and Abdiev (total 16 000 entires) as well as Kyrgyz Encyclopedia of Computer&amp;Internet (700 entries). At that time I started to use XML for dictionary and encyclopedia data annotation. </text:span></text:p>
      <text:p text:style-name="P9"><text:tab/><text:span text:style-name="T3">After Graduate School of Natural Sciences, in 2010, I was allowed to continue my work at the university, and I created digital editions of Kyrgyz disciplinary encyclopedias in XML. At the beginning of 2014 together with a group of undergraduate students we encoded in 14 disciplinary encyclopedias, all in all 15 000 terms. The data of the project was shared with other projects in field of education, such as Kyrgyz Wikipedia and others. </text:span></text:p>
      <text:p text:style-name="P10"><text:tab/><text:span text:style-name="T4">In the end of 2014 I applied for a candidate program (stage in soviet education system lasting for 3-4 years) of the Kyrgyz Technical State University. In my research proposal I proposed a work on automatic annotation methods for Kyrgyz lexicographic texts. At 2015 I was accepted and started annotation of Turkish-Kyrgyz dictionary by G. Jumakunova (50 000 entries). At that time I had already had basic knowledge about XML/TEI P5 and TextGrid. The goal of my research is to encode Kyrgyz dictionaries according to TEI P5 standard and by doing this open the door for digital humanities in Kyrgyzstan. </text:span></text:p>
      <text:p text:style-name="P3"><text:tab/><text:span text:style-name="T5">In period from 2010 till now I participated in two international (ICTA2014 and TurkLang2016) and series of local conferences. </text:span></text:p>
      <text:p text:style-name="P3"/>
      <text:p text:style-name="P4"/>
      <text:p text:style-name="P4"><text:date style:data-style-name="N37" text:date-value="2017-05-14T21:40:49.023552518" text:fixed="true">05/14/17</text: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8:55:42.726442709</meta:creation-date>
    <dc:date>2017-05-14T22:31:43.840097448</dc:date>
    <meta:editing-duration>PT1H4M41S</meta:editing-duration>
    <meta:editing-cycles>11</meta:editing-cycles>
    <meta:generator>LibreOffice/5.2.3.3$Linux_x86 LibreOffice_project/d54a8868f08a7b39642414cf2c8ef2f228f780cf</meta:generator>
    <meta:document-statistic meta:table-count="0" meta:image-count="0" meta:object-count="0" meta:page-count="1" meta:paragraph-count="17" meta:word-count="498" meta:character-count="3167" meta:non-whitespace-character-count="2663"/>
  </office:meta>
</office:document-meta>
</file>